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662cm"/>
    </style:style>
    <style:style style:name="co2" style:family="table-column">
      <style:table-column-properties fo:break-before="auto" style:column-width="3.087cm"/>
    </style:style>
    <style:style style:name="co3" style:family="table-column">
      <style:table-column-properties fo:break-before="auto" style:column-width="2.238cm"/>
    </style:style>
    <style:style style:name="co4" style:family="table-column">
      <style:table-column-properties fo:break-before="auto" style:column-width="1.737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66cm" fo:break-before="auto" style:use-optimal-row-height="false"/>
    </style:style>
    <style:style style:name="ro3" style:family="table-row">
      <style:table-row-properties style:row-height="0.605cm" fo:break-before="auto" style:use-optimal-row-height="false"/>
    </style:style>
    <style:style style:name="ro4" style:family="table-row">
      <style:table-row-properties style:row-height="0.517cm" fo:break-before="auto" style:use-optimal-row-height="false"/>
    </style:style>
    <style:style style:name="ta1" style:family="table" style:master-page-name="PageStyle_5f_nce_5f_T4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1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dadada" style:direction="ltr" fo:padding="0.071cm" fo:border-right="none" style:rotation-angle="0" style:rotation-align="none" style:shrink-to-fit="false" fo:border-top="0.74pt solid #dadada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 style:data-style-name="N11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dadada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119">
      <style:table-cell-properties style:glyph-orientation-vertical="0" fo:border-bottom="0.74pt solid #dadada" style:diagonal-bl-tr="none" style:diagonal-tl-br="none" style:text-align-source="fix" style:repeat-content="false" fo:background-color="transparent" fo:wrap-option="no-wrap" fo:border-left="0.74pt solid #dadada" style:direction="ltr" fo:padding="0.071cm" fo:border-right="none" style:rotation-angle="0" style:rotation-align="none" style:shrink-to-fit="false" fo:border-top="0.74pt solid #dadada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" style:family="table-cell" style:parent-style-name="Default" style:data-style-name="N119">
      <style:table-cell-properties style:glyph-orientation-vertical="0" fo:border-bottom="0.74pt solid #dadada" style:diagonal-bl-tr="none" style:diagonal-tl-br="none" style:text-align-source="value-type" style:repeat-content="false" fo:background-color="transparent" fo:wrap-option="no-wrap" fo:border-left="0.74pt solid #dadada" style:direction="ltr" fo:padding="0.071cm" fo:border-right="none" style:rotation-angle="0" style:rotation-align="none" style:shrink-to-fit="false" fo:border-top="0.74pt solid #dadada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" style:family="table-cell" style:parent-style-name="Default" style:data-style-name="N11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dadada" style:direction="ltr" fo:padding="0.071cm" fo:border-right="0.74pt solid #dadada" style:rotation-angle="0" style:rotation-align="none" style:shrink-to-fit="false" fo:border-top="0.74pt solid #dadada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6" style:family="table-cell" style:parent-style-name="Default" style:data-style-name="N11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dadada" style:direction="ltr" fo:padding="0.071cm" fo:border-right="0.74pt solid #dadada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19">
      <style:table-cell-properties style:glyph-orientation-vertical="0" fo:border-bottom="0.74pt solid #dadada" style:diagonal-bl-tr="none" style:diagonal-tl-br="none" style:text-align-source="value-type" style:repeat-content="false" fo:background-color="transparent" fo:wrap-option="no-wrap" fo:border-left="0.74pt solid #dadada" style:direction="ltr" fo:padding="0.071cm" fo:border-right="0.74pt solid #dadada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119">
      <style:table-cell-properties fo:padding="0.071cm"/>
    </style:style>
    <style:style style:name="ce9" style:family="table-cell" style:parent-style-name="Default" style:data-style-name="N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dadada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3">
      <style:table-cell-properties style:glyph-orientation-vertical="0" fo:border-bottom="0.74pt solid #dadada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74pt solid #dadad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3">
      <style:table-cell-properties style:glyph-orientation-vertical="0" fo:border-bottom="0.74pt solid #dadada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dadada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3">
      <style:table-cell-properties style:glyph-orientation-vertical="0" fo:border-bottom="0.74pt solid #dadada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3">
      <style:table-cell-properties fo:padding="0.071cm"/>
    </style:style>
    <style:style style:name="ce16" style:family="table-cell" style:parent-style-name="Default" style:data-style-name="N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74pt solid #dadada" style:rotation-angle="0" style:rotation-align="none" style:shrink-to-fit="false" fo:border-top="0.74pt solid #dadada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74pt solid #dadada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3">
      <style:table-cell-properties style:glyph-orientation-vertical="0" fo:border-bottom="0.74pt solid #dadada" style:diagonal-bl-tr="none" style:diagonal-tl-br="none" style:text-align-source="fix" style:repeat-content="false" fo:background-color="transparent" fo:wrap-option="wrap" fo:border-left="none" style:direction="ltr" fo:padding="0.071cm" fo:border-right="0.74pt solid #dadada" style:rotation-angle="0" style:rotation-align="none" style:shrink-to-fit="false" fo:border-top="0.74pt solid #dadad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3">
      <style:table-cell-properties style:glyph-orientation-vertical="0" fo:border-bottom="0.74pt solid #dadada" style:diagonal-bl-tr="none" style:diagonal-tl-br="none" style:text-align-source="value-type" style:repeat-content="false" fo:background-color="transparent" fo:wrap-option="no-wrap" fo:border-left="none" style:direction="ltr" fo:padding="0.071cm" fo:border-right="0.74pt solid #dadada" style:rotation-angle="0" style:rotation-align="none" style:shrink-to-fit="false" fo:border-top="0.74pt solid #dadada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74pt solid #dadada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3">
      <style:table-cell-properties style:glyph-orientation-vertical="0" fo:border-bottom="0.74pt solid #dadada" style:diagonal-bl-tr="none" style:diagonal-tl-br="none" style:text-align-source="fix" style:repeat-content="false" fo:background-color="transparent" fo:wrap-option="no-wrap" fo:border-left="none" style:direction="ltr" fo:padding="0.071cm" fo:border-right="0.74pt solid #dadada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Extrémités_20_de_20_flèche_20_1" draw:marker-start-width="0.2cm" draw:marker-start-center="false" draw:stroke-linejoin="miter" draw:fill="solid" draw:fill-color="#ffffc0" draw:textarea-horizontal-align="justify" draw:textarea-vertical-align="top" draw:auto-grow-height="true" draw:auto-grow-width="false" fo:min-height="0.371cm" fo:min-width="0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2" style:family="graphic">
      <style:graphic-properties draw:stroke="solid" svg:stroke-width="0.026cm" svg:stroke-color="#000000" draw:marker-start="Extrémités_20_de_20_flèche_20_1" draw:marker-start-width="0.2cm" draw:marker-start-center="false" draw:stroke-linejoin="miter" draw:fill="solid" draw:fill-color="#ffffc0" draw:textarea-horizontal-align="justify" draw:textarea-vertical-align="top" draw:auto-grow-height="true" draw:auto-grow-width="false" fo:min-height="1.111cm" fo:min-width="0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3" style:family="graphic">
      <style:graphic-properties draw:stroke="solid" svg:stroke-width="0.026cm" svg:stroke-color="#000000" draw:marker-start="Extrémités_20_de_20_flèche_20_1" draw:marker-start-width="0.2cm" draw:marker-start-center="false" draw:stroke-linejoin="miter" draw:fill="solid" draw:fill-color="#ffffc0" draw:textarea-horizontal-align="justify" draw:textarea-vertical-align="top" draw:auto-grow-height="true" draw:auto-grow-width="false" fo:min-height="0.741cm" fo:min-width="0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nce_T4" table:style-name="ta1">
        <office:forms form:automatic-focus="false" form:apply-design-mode="false"/>
        <table:table-column table:style-name="co1" table:default-cell-style-name="ce8"/>
        <table:table-column table:style-name="co2" table:number-columns-repeated="4" table:default-cell-style-name="ce15"/>
        <table:table-column table:style-name="co3" table:default-cell-style-name="ce15"/>
        <table:table-column table:style-name="co2" table:number-columns-repeated="6" table:default-cell-style-name="ce15"/>
        <table:table-column table:style-name="co4" table:number-columns-repeated="245" table:default-cell-style-name="ce8"/>
        <table:table-row table:style-name="ro1">
          <table:table-cell table:style-name="ce1" office:value-type="string" calcext:value-type="string">
            <text:p>NCE_T4 : Autoproduction, achats et consommation d'électricité par usage en GWh selon la nomenclature des activités consommatrices d'énergie</text:p>
          </table:table-cell>
          <table:table-cell table:style-name="ce9" table:number-columns-repeated="10"/>
          <table:table-cell table:style-name="ce16"/>
          <table:table-cell table:number-columns-repeated="245"/>
        </table:table-row>
        <table:table-row table:style-name="ro2">
          <table:table-cell table:style-name="ce2"/>
          <table:table-cell table:style-name="ce10" table:number-columns-repeated="10"/>
          <table:table-cell table:style-name="ce17"/>
          <table:table-cell table:number-columns-repeated="245"/>
        </table:table-row>
        <table:table-row table:style-name="ro3">
          <table:table-cell table:style-name="ce3" office:value-type="string" calcext:value-type="string">
            <office:annotation draw:style-name="gr1" draw:text-style-name="P2" svg:width="1.639cm" svg:height="0.483cm" svg:x="6.347cm" svg:y="0.805cm" draw:caption-point-x="11.304cm" draw:caption-point-y="0.221cm">
              <dc:date>2020-09-07T00:00:00</dc:date>
              <text:p text:style-name="P1"><text:span text:style-name="T1">INDIC_T4</text:span></text:p>
            </office:annotation>
            <text:p>Indicateurs</text:p>
          </table:table-cell>
          <table:table-cell table:style-name="ce11" office:value-type="string" calcext:value-type="string">
            <text:p>Autoproduction d'origine thermique</text:p>
          </table:table-cell>
          <table:table-cell table:style-name="ce11" office:value-type="string" calcext:value-type="string">
            <office:annotation draw:style-name="gr2" draw:text-style-name="P2" svg:width="9.273cm" svg:height="1.223cm" svg:x="12.522cm" svg:y="0.805cm" draw:caption-point-x="11.303cm" draw:caption-point-y="0.221cm">
              <dc:date>2020-09-07T00:00:00</dc:date>
              <text:p text:style-name="P1"><text:span text:style-name="T1">Autoproduction d'origine non thermique = </text:span></text:p>
              <text:p text:style-name="P1"><text:span text:style-name="T1">Autoproduction d'origine hydraulique, photovoltaique ou éolienne.</text:span></text:p>
            </office:annotation>
            <text:p>Autoproduction d'origine non thermique</text:p>
          </table:table-cell>
          <table:table-cell table:style-name="ce11" office:value-type="string" calcext:value-type="string">
            <text:p>Autoproduction vendue</text:p>
          </table:table-cell>
          <table:table-cell table:style-name="ce11" office:value-type="string" calcext:value-type="string">
            <text:p>Autoproduction consommée (1)</text:p>
          </table:table-cell>
          <table:table-cell table:style-name="ce11" office:value-type="string" calcext:value-type="string">
            <text:p>Achats (2)</text:p>
          </table:table-cell>
          <table:table-cell table:style-name="ce11" office:value-type="string" calcext:value-type="string">
            <text:p>Consommation (1 + 2)</text:p>
          </table:table-cell>
          <table:table-cell table:style-name="ce11" office:value-type="string" calcext:value-type="string">
            <text:p>Usage force motrice</text:p>
          </table:table-cell>
          <table:table-cell table:style-name="ce11" office:value-type="string" calcext:value-type="string">
            <text:p>Usages thermiques (y compris production de froid)</text:p>
          </table:table-cell>
          <table:table-cell table:style-name="ce11" office:value-type="string" calcext:value-type="string">
            <text:p>Usage électrolyse</text:p>
          </table:table-cell>
          <table:table-cell table:style-name="ce11" office:value-type="string" calcext:value-type="string">
            <text:p>Usage chauffage des locaux et autres</text:p>
          </table:table-cell>
          <table:table-cell table:style-name="ce18" office:value-type="string" calcext:value-type="string">
            <text:p>Usages thermodynamiques hors chauffage des locaux (Prod. froid, PAC, CMV)</text:p>
          </table:table-cell>
          <table:table-cell table:number-columns-repeated="245"/>
        </table:table-row>
        <table:table-row table:style-name="ro2">
          <table:table-cell table:style-name="ce4" office:value-type="string" calcext:value-type="string">
            <office:annotation draw:style-name="gr3" draw:text-style-name="P2" svg:width="0.759cm" svg:height="0.853cm" svg:x="6.347cm" svg:y="1.412cm" draw:caption-point-x="11.304cm" draw:caption-point-y="0.219cm">
              <dc:date>2020-09-07T00:00:00</dc:date>
              <text:p text:style-name="P1"><text:span text:style-name="T1">NCE</text:span></text:p>
            </office:annotation>
            <text:p>Nomenclature activités consommatrices d'énergie</text:p>
          </table:table-cell>
          <table:table-cell table:style-name="ce12" table:number-columns-repeated="10"/>
          <table:table-cell table:style-name="ce19"/>
          <table:table-cell table:number-columns-repeated="245"/>
        </table:table-row>
        <table:table-row table:style-name="ro2">
          <table:table-cell table:style-name="ce5" office:value-type="string" calcext:value-type="string">
            <text:p>Total industrie</text:p>
          </table:table-cell>
          <table:table-cell table:style-name="ce13" office:value-type="float" office:value="4669" calcext:value-type="float">
            <text:p>4 669</text:p>
          </table:table-cell>
          <table:table-cell table:style-name="ce13" office:value-type="float" office:value="582" calcext:value-type="float">
            <text:p>582</text:p>
          </table:table-cell>
          <table:table-cell table:style-name="ce13" office:value-type="float" office:value="1903" calcext:value-type="float">
            <text:p>1 903</text:p>
          </table:table-cell>
          <table:table-cell table:style-name="ce13" office:value-type="float" office:value="3349" calcext:value-type="float">
            <text:p>3 349</text:p>
          </table:table-cell>
          <table:table-cell table:style-name="ce13" office:value-type="float" office:value="109718" calcext:value-type="float">
            <text:p>109 718</text:p>
          </table:table-cell>
          <table:table-cell table:style-name="ce13" office:value-type="float" office:value="113067" calcext:value-type="float">
            <text:p>113 067</text:p>
          </table:table-cell>
          <table:table-cell table:style-name="ce13" office:value-type="float" office:value="68341" calcext:value-type="float">
            <text:p>68 341</text:p>
          </table:table-cell>
          <table:table-cell table:style-name="ce13" office:value-type="float" office:value="10308" calcext:value-type="float">
            <text:p>10 308</text:p>
          </table:table-cell>
          <table:table-cell table:style-name="ce13" office:value-type="float" office:value="12936" calcext:value-type="float">
            <text:p>12 936</text:p>
          </table:table-cell>
          <table:table-cell table:style-name="ce13" office:value-type="float" office:value="8239" calcext:value-type="float">
            <text:p>8 239</text:p>
          </table:table-cell>
          <table:table-cell table:style-name="ce20" office:value-type="float" office:value="13239" calcext:value-type="float">
            <text:p>13 239</text:p>
          </table:table-cell>
          <table:table-cell table:number-columns-repeated="245"/>
        </table:table-row>
        <table:table-row table:style-name="ro2">
          <table:table-cell table:style-name="ce6" office:value-type="string" calcext:value-type="string">
            <text:p>E12 - Industrie laitière</text:p>
          </table:table-cell>
          <table:table-cell table:style-name="ce13" office:value-type="string" calcext:value-type="string">
            <office:annotation draw:style-name="gr2" draw:text-style-name="P2" svg:width="2.966cm" svg:height="1.223cm" svg:x="9.435cm" svg:y="2.342cm" draw:caption-point-x="11.303cm" draw:caption-point-y="0.22cm">
              <dc:date>2020-09-07T00:00:00</dc:date>
              <text:p text:style-name="P1"><text:span text:style-name="T1">s <text:s/>Secret statistique</text:span></text:p>
              <text:p text:style-name="P1"><text:span text:style-name="T1"/></text:p>
            </office:annotation>
            <text:p>s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office:annotation draw:style-name="gr2" draw:text-style-name="P2" svg:width="2.948cm" svg:height="1.223cm" svg:x="15.609cm" svg:y="2.342cm" draw:caption-point-x="11.303cm" draw:caption-point-y="0.22cm">
              <dc:date>2020-09-07T00:00:00</dc:date>
              <text:p text:style-name="P1"><text:span text:style-name="T1">s <text:s/>Secret statistique</text:span></text:p>
              <text:p text:style-name="P1"><text:span text:style-name="T1"/></text:p>
            </office:annotation>
            <text:p>s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3488" calcext:value-type="float">
            <text:p>3 488</text:p>
          </table:table-cell>
          <table:table-cell table:style-name="ce13" office:value-type="float" office:value="3505" calcext:value-type="float">
            <text:p>3 505</text:p>
          </table:table-cell>
          <table:table-cell table:style-name="ce13" office:value-type="float" office:value="2210" calcext:value-type="float">
            <text:p>2 210</text:p>
          </table:table-cell>
          <table:table-cell table:style-name="ce13" office:value-type="string" calcext:value-type="string">
            <office:annotation draw:style-name="gr2" draw:text-style-name="P2" svg:width="2.939cm" svg:height="1.223cm" svg:x="30.204cm" svg:y="2.342cm" draw:caption-point-x="11.293cm" draw:caption-point-y="0.22cm">
              <dc:date>2020-09-07T00:00:00</dc:date>
              <text:p text:style-name="P1"><text:span text:style-name="T1">s <text:s/>Secret statistique</text:span></text:p>
              <text:p text:style-name="P1"><text:span text:style-name="T1"/></text:p>
            </office:annotation>
            <text:p>s</text:p>
          </table:table-cell>
          <table:table-cell table:style-name="ce13" office:value-type="string" calcext:value-type="string">
            <office:annotation draw:style-name="gr2" draw:text-style-name="P2" svg:width="2.94cm" svg:height="1.223cm" svg:x="33.29cm" svg:y="2.342cm" draw:caption-point-x="11.294cm" draw:caption-point-y="0.22cm">
              <dc:date>2020-09-07T00:00:00</dc:date>
              <text:p text:style-name="P1"><text:span text:style-name="T1">s <text:s/>Secret statistique</text:span></text:p>
              <text:p text:style-name="P1"><text:span text:style-name="T1"/></text:p>
            </office:annotation>
            <text:p>s</text:p>
          </table:table-cell>
          <table:table-cell table:style-name="ce13" office:value-type="float" office:value="193" calcext:value-type="float">
            <text:p>193</text:p>
          </table:table-cell>
          <table:table-cell table:style-name="ce20" office:value-type="float" office:value="803" calcext:value-type="float">
            <text:p>803</text:p>
          </table:table-cell>
          <table:table-cell table:number-columns-repeated="245"/>
        </table:table-row>
        <table:table-row table:style-name="ro2">
          <table:table-cell table:style-name="ce6" office:value-type="string" calcext:value-type="string">
            <text:p>E13 - Sucreries</text:p>
          </table:table-cell>
          <table:table-cell table:style-name="ce13" office:value-type="float" office:value="661" calcext:value-type="float">
            <text:p>66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661" calcext:value-type="float">
            <text:p>661</text:p>
          </table:table-cell>
          <table:table-cell table:style-name="ce13" office:value-type="float" office:value="392" calcext:value-type="float">
            <text:p>392</text:p>
          </table:table-cell>
          <table:table-cell table:style-name="ce13" office:value-type="float" office:value="1053" calcext:value-type="float">
            <text:p>1 053</text:p>
          </table:table-cell>
          <table:table-cell table:style-name="ce13" office:value-type="string" calcext:value-type="string">
            <office:annotation draw:style-name="gr2" draw:text-style-name="P2" svg:width="2.937cm" svg:height="1.223cm" svg:x="27.118cm" svg:y="2.807cm" draw:caption-point-x="11.293cm" draw:caption-point-y="0.221cm">
              <dc:date>2020-09-07T00:00:00</dc:date>
              <text:p text:style-name="P1"><text:span text:style-name="T1">s <text:s/>Secret statistique</text:span></text:p>
              <text:p text:style-name="P1"><text:span text:style-name="T1"/></text:p>
            </office:annotation>
            <text:p>s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office:annotation draw:style-name="gr2" draw:text-style-name="P2" svg:width="2.94cm" svg:height="1.223cm" svg:x="33.29cm" svg:y="2.807cm" draw:caption-point-x="11.294cm" draw:caption-point-y="0.221cm">
              <dc:date>2020-09-07T00:00:00</dc:date>
              <text:p text:style-name="P1"><text:span text:style-name="T1">s <text:s/>Secret statistique</text:span></text:p>
              <text:p text:style-name="P1"><text:span text:style-name="T1"/></text:p>
            </office:annotation>
            <text:p>s</text:p>
          </table:table-cell>
          <table:table-cell table:style-name="ce13" office:value-type="float" office:value="15" calcext:value-type="float">
            <text:p>15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245"/>
        </table:table-row>
        <table:table-row table:style-name="ro2">
          <table:table-cell table:style-name="ce6" office:value-type="string" calcext:value-type="string">
            <text:p>E14 - Industries alimentaires, hors industrie du lait et du sucre</text:p>
          </table:table-cell>
          <table:table-cell table:style-name="ce13" office:value-type="float" office:value="1021" calcext:value-type="float">
            <text:p>1 021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office:annotation draw:style-name="gr2" draw:text-style-name="P2" svg:width="2.948cm" svg:height="1.223cm" svg:x="15.609cm" svg:y="3.272cm" draw:caption-point-x="11.303cm" draw:caption-point-y="0.221cm">
              <dc:date>2020-09-07T00:00:00</dc:date>
              <text:p text:style-name="P1"><text:span text:style-name="T1">s <text:s/>Secret statistique</text:span></text:p>
              <text:p text:style-name="P1"><text:span text:style-name="T1"/></text:p>
            </office:annotation>
            <text:p>s</text:p>
          </table:table-cell>
          <table:table-cell table:style-name="ce13" office:value-type="string" calcext:value-type="string">
            <office:annotation draw:style-name="gr2" draw:text-style-name="P2" svg:width="2.939cm" svg:height="1.223cm" svg:x="18.705cm" svg:y="3.272cm" draw:caption-point-x="11.294cm" draw:caption-point-y="0.221cm">
              <dc:date>2020-09-07T00:00:00</dc:date>
              <text:p text:style-name="P1"><text:span text:style-name="T1">s <text:s/>Secret statistique</text:span></text:p>
              <text:p text:style-name="P1"><text:span text:style-name="T1"/></text:p>
            </office:annotation>
            <text:p>s</text:p>
          </table:table-cell>
          <table:table-cell table:style-name="ce13" office:value-type="string" calcext:value-type="string">
            <office:annotation draw:style-name="gr2" draw:text-style-name="P2" svg:width="2.936cm" svg:height="1.223cm" svg:x="20.945cm" svg:y="3.272cm" draw:caption-point-x="11.292cm" draw:caption-point-y="0.221cm">
              <dc:date>2020-09-07T00:00:00</dc:date>
              <text:p text:style-name="P1"><text:span text:style-name="T1">s <text:s/>Secret statistique</text:span></text:p>
              <text:p text:style-name="P1"><text:span text:style-name="T1"/></text:p>
            </office:annotation>
            <text:p>s</text:p>
          </table:table-cell>
          <table:table-cell table:style-name="ce13" office:value-type="float" office:value="16202" calcext:value-type="float">
            <text:p>16 202</text:p>
          </table:table-cell>
          <table:table-cell table:style-name="ce13" office:value-type="float" office:value="9966" calcext:value-type="float">
            <text:p>9 966</text:p>
          </table:table-cell>
          <table:table-cell table:style-name="ce13" office:value-type="float" office:value="889" calcext:value-type="float">
            <text:p>889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1478" calcext:value-type="float">
            <text:p>1 478</text:p>
          </table:table-cell>
          <table:table-cell table:style-name="ce20" office:value-type="float" office:value="3844" calcext:value-type="float">
            <text:p>3 844</text:p>
          </table:table-cell>
          <table:table-cell table:number-columns-repeated="245"/>
        </table:table-row>
        <table:table-row table:style-name="ro2">
          <table:table-cell table:style-name="ce6" office:value-type="string" calcext:value-type="string">
            <text:p>E16 - Sidérurgie</text:p>
          </table:table-cell>
          <table:table-cell table:style-name="ce13" office:value-type="float" office:value="194" calcext:value-type="float">
            <text:p>194</text:p>
          </table:table-cell>
          <table:table-cell table:style-name="ce13" office:value-type="float" office:value="102" calcext:value-type="float">
            <text:p>102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289" calcext:value-type="float">
            <text:p>289</text:p>
          </table:table-cell>
          <table:table-cell table:style-name="ce13" office:value-type="float" office:value="10390" calcext:value-type="float">
            <text:p>10 390</text:p>
          </table:table-cell>
          <table:table-cell table:style-name="ce13" office:value-type="float" office:value="10679" calcext:value-type="float">
            <text:p>10 679</text:p>
          </table:table-cell>
          <table:table-cell table:style-name="ce13" office:value-type="float" office:value="5695" calcext:value-type="float">
            <text:p>5 695</text:p>
          </table:table-cell>
          <table:table-cell table:style-name="ce13" office:value-type="float" office:value="2269" calcext:value-type="float">
            <text:p>2 269</text:p>
          </table:table-cell>
          <table:table-cell table:style-name="ce13" office:value-type="float" office:value="2044" calcext:value-type="float">
            <text:p>2 044</text:p>
          </table:table-cell>
          <table:table-cell table:style-name="ce13" office:value-type="float" office:value="264" calcext:value-type="float">
            <text:p>264</text:p>
          </table:table-cell>
          <table:table-cell table:style-name="ce20" office:value-type="float" office:value="407" calcext:value-type="float">
            <text:p>407</text:p>
          </table:table-cell>
          <table:table-cell table:number-columns-repeated="245"/>
        </table:table-row>
        <table:table-row table:style-name="ro2">
          <table:table-cell table:style-name="ce6" office:value-type="string" calcext:value-type="string">
            <text:p>E18 - Métallurgie de première transformation des métaux non ferreux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8455" calcext:value-type="float">
            <text:p>8 455</text:p>
          </table:table-cell>
          <table:table-cell table:style-name="ce13" office:value-type="float" office:value="1025" calcext:value-type="float">
            <text:p>1 025</text:p>
          </table:table-cell>
          <table:table-cell table:style-name="ce13" office:value-type="float" office:value="479" calcext:value-type="float">
            <text:p>479</text:p>
          </table:table-cell>
          <table:table-cell table:style-name="ce13" office:value-type="float" office:value="6760" calcext:value-type="float">
            <text:p>6 760</text:p>
          </table:table-cell>
          <table:table-cell table:style-name="ce13" office:value-type="float" office:value="132" calcext:value-type="float">
            <text:p>132</text:p>
          </table:table-cell>
          <table:table-cell table:style-name="ce20" office:value-type="float" office:value="60" calcext:value-type="float">
            <text:p>60</text:p>
          </table:table-cell>
          <table:table-cell table:number-columns-repeated="245"/>
        </table:table-row>
        <table:table-row table:style-name="ro2">
          <table:table-cell table:style-name="ce6" office:value-type="string" calcext:value-type="string">
            <text:p>E19 - Production de minéraux divers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string" calcext:value-type="string">
            <office:annotation draw:style-name="gr2" draw:text-style-name="P2" svg:width="2.936cm" svg:height="1.223cm" svg:x="20.945cm" svg:y="4.669cm" draw:caption-point-x="11.292cm" draw:caption-point-y="0.221cm">
              <dc:date>2020-09-07T00:00:00</dc:date>
              <text:p text:style-name="P1"><text:span text:style-name="T1">s <text:s/>Secret statistique</text:span></text:p>
              <text:p text:style-name="P1"><text:span text:style-name="T1"/></text:p>
            </office:annotation>
            <text:p>s</text:p>
          </table:table-cell>
          <table:table-cell table:style-name="ce13" office:value-type="string" calcext:value-type="string">
            <office:annotation draw:style-name="gr2" draw:text-style-name="P2" svg:width="2.936cm" svg:height="1.223cm" svg:x="24.031cm" svg:y="4.669cm" draw:caption-point-x="11.293cm" draw:caption-point-y="0.221cm">
              <dc:date>2020-09-07T00:00:00</dc:date>
              <text:p text:style-name="P1"><text:span text:style-name="T1">s <text:s/>Secret statistique</text:span></text:p>
              <text:p text:style-name="P1"><text:span text:style-name="T1"/></text:p>
            </office:annotation>
            <text:p>s</text:p>
          </table:table-cell>
          <table:table-cell table:style-name="ce13" office:value-type="string" calcext:value-type="string">
            <office:annotation draw:style-name="gr2" draw:text-style-name="P2" svg:width="2.937cm" svg:height="1.223cm" svg:x="27.118cm" svg:y="4.669cm" draw:caption-point-x="11.293cm" draw:caption-point-y="0.221cm">
              <dc:date>2020-09-07T00:00:00</dc:date>
              <text:p text:style-name="P1"><text:span text:style-name="T1">s <text:s/>Secret statistique</text:span></text:p>
              <text:p text:style-name="P1"><text:span text:style-name="T1"/></text:p>
            </office:annotation>
            <text:p>s</text:p>
          </table:table-cell>
          <table:table-cell table:style-name="ce13" office:value-type="string" calcext:value-type="string">
            <office:annotation draw:style-name="gr2" draw:text-style-name="P2" svg:width="2.939cm" svg:height="1.223cm" svg:x="30.204cm" svg:y="4.669cm" draw:caption-point-x="11.293cm" draw:caption-point-y="0.221cm">
              <dc:date>2020-09-07T00:00:00</dc:date>
              <text:p text:style-name="P1"><text:span text:style-name="T1">s <text:s/>Secret statistique</text:span></text:p>
              <text:p text:style-name="P1"><text:span text:style-name="T1"/></text:p>
            </office:annotation>
            <text:p>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6" calcext:value-type="float">
            <text:p>16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45"/>
        </table:table-row>
        <table:table-row table:style-name="ro2">
          <table:table-cell table:style-name="ce6" office:value-type="string" calcext:value-type="string">
            <text:p>E20 - Fabrication de plâtres, produits en plâtre, chaux et ciments</text:p>
          </table:table-cell>
          <table:table-cell table:style-name="ce13" office:value-type="string" calcext:value-type="string">
            <office:annotation draw:style-name="gr2" draw:text-style-name="P2" svg:width="2.966cm" svg:height="1.223cm" svg:x="9.435cm" svg:y="5.136cm" draw:caption-point-x="11.303cm" draw:caption-point-y="0.22cm">
              <dc:date>2020-09-07T00:00:00</dc:date>
              <text:p text:style-name="P1"><text:span text:style-name="T1">s <text:s/>Secret statistique</text:span></text:p>
              <text:p text:style-name="P1"><text:span text:style-name="T1"/></text:p>
            </office:annotation>
            <text:p>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office:annotation draw:style-name="gr2" draw:text-style-name="P2" svg:width="2.939cm" svg:height="1.223cm" svg:x="18.705cm" svg:y="5.136cm" draw:caption-point-x="11.294cm" draw:caption-point-y="0.22cm">
              <dc:date>2020-09-07T00:00:00</dc:date>
              <text:p text:style-name="P1"><text:span text:style-name="T1">s <text:s/>Secret statistique</text:span></text:p>
              <text:p text:style-name="P1"><text:span text:style-name="T1"/></text:p>
            </office:annotation>
            <text:p>s</text:p>
          </table:table-cell>
          <table:table-cell table:style-name="ce13" office:value-type="string" calcext:value-type="string">
            <office:annotation draw:style-name="gr2" draw:text-style-name="P2" svg:width="2.936cm" svg:height="1.223cm" svg:x="20.945cm" svg:y="5.136cm" draw:caption-point-x="11.292cm" draw:caption-point-y="0.22cm">
              <dc:date>2020-09-07T00:00:00</dc:date>
              <text:p text:style-name="P1"><text:span text:style-name="T1">s <text:s/>Secret statistique</text:span></text:p>
              <text:p text:style-name="P1"><text:span text:style-name="T1"/></text:p>
            </office:annotation>
            <text:p>s</text:p>
          </table:table-cell>
          <table:table-cell table:style-name="ce13" office:value-type="string" calcext:value-type="string">
            <office:annotation draw:style-name="gr2" draw:text-style-name="P2" svg:width="2.936cm" svg:height="1.223cm" svg:x="24.031cm" svg:y="5.136cm" draw:caption-point-x="11.293cm" draw:caption-point-y="0.22cm">
              <dc:date>2020-09-07T00:00:00</dc:date>
              <text:p text:style-name="P1"><text:span text:style-name="T1">s <text:s/>Secret statistique</text:span></text:p>
              <text:p text:style-name="P1"><text:span text:style-name="T1"/></text:p>
            </office:annotation>
            <text:p>s</text:p>
          </table:table-cell>
          <table:table-cell table:style-name="ce13" office:value-type="float" office:value="2331" calcext:value-type="float">
            <text:p>2 331</text:p>
          </table:table-cell>
          <table:table-cell table:style-name="ce13" office:value-type="string" calcext:value-type="string">
            <office:annotation draw:style-name="gr2" draw:text-style-name="P2" svg:width="2.939cm" svg:height="1.223cm" svg:x="30.204cm" svg:y="5.136cm" draw:caption-point-x="11.293cm" draw:caption-point-y="0.22cm">
              <dc:date>2020-09-07T00:00:00</dc:date>
              <text:p text:style-name="P1"><text:span text:style-name="T1">s <text:s/>Secret statistique</text:span></text:p>
              <text:p text:style-name="P1"><text:span text:style-name="T1"/></text:p>
            </office:annotation>
            <text:p>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8" calcext:value-type="float">
            <text:p>98</text:p>
          </table:table-cell>
          <table:table-cell table:style-name="ce20" office:value-type="float" office:value="11" calcext:value-type="float">
            <text:p>11</text:p>
          </table:table-cell>
          <table:table-cell table:number-columns-repeated="245"/>
        </table:table-row>
        <table:table-row table:style-name="ro2">
          <table:table-cell table:style-name="ce6" office:value-type="string" calcext:value-type="string">
            <text:p>E21 - Production d'autres matériaux de construction et de céramique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office:annotation draw:style-name="gr2" draw:text-style-name="P2" svg:width="2.936cm" svg:height="1.223cm" svg:x="20.945cm" svg:y="5.601cm" draw:caption-point-x="11.292cm" draw:caption-point-y="0.221cm">
              <dc:date>2020-09-07T00:00:00</dc:date>
              <text:p text:style-name="P1"><text:span text:style-name="T1">s <text:s/>Secret statistique</text:span></text:p>
              <text:p text:style-name="P1"><text:span text:style-name="T1"/></text:p>
            </office:annotation>
            <text:p>s</text:p>
          </table:table-cell>
          <table:table-cell table:style-name="ce13" office:value-type="string" calcext:value-type="string">
            <office:annotation draw:style-name="gr2" draw:text-style-name="P2" svg:width="2.936cm" svg:height="1.223cm" svg:x="24.031cm" svg:y="5.601cm" draw:caption-point-x="11.293cm" draw:caption-point-y="0.221cm">
              <dc:date>2020-09-07T00:00:00</dc:date>
              <text:p text:style-name="P1"><text:span text:style-name="T1">s <text:s/>Secret statistique</text:span></text:p>
              <text:p text:style-name="P1"><text:span text:style-name="T1"/></text:p>
            </office:annotation>
            <text:p>s</text:p>
          </table:table-cell>
          <table:table-cell table:style-name="ce13" office:value-type="float" office:value="1771" calcext:value-type="float">
            <text:p>1 771</text:p>
          </table:table-cell>
          <table:table-cell table:style-name="ce13" office:value-type="float" office:value="458" calcext:value-type="float">
            <text:p>458</text:p>
          </table:table-cell>
          <table:table-cell table:style-name="ce13" office:value-type="string" calcext:value-type="string">
            <office:annotation draw:style-name="gr2" draw:text-style-name="P2" svg:width="2.94cm" svg:height="1.223cm" svg:x="33.29cm" svg:y="5.601cm" draw:caption-point-x="11.294cm" draw:caption-point-y="0.221cm">
              <dc:date>2020-09-07T00:00:00</dc:date>
              <text:p text:style-name="P1"><text:span text:style-name="T1">s <text:s/>Secret statistique</text:span></text:p>
              <text:p text:style-name="P1"><text:span text:style-name="T1"/></text:p>
            </office:annotation>
            <text:p>s</text:p>
          </table:table-cell>
          <table:table-cell table:style-name="ce13" office:value-type="float" office:value="181" calcext:value-type="float">
            <text:p>181</text:p>
          </table:table-cell>
          <table:table-cell table:style-name="ce20" office:value-type="float" office:value="110" calcext:value-type="float">
            <text:p>110</text:p>
          </table:table-cell>
          <table:table-cell table:number-columns-repeated="245"/>
        </table:table-row>
        <table:table-row table:style-name="ro2">
          <table:table-cell table:style-name="ce6" office:value-type="string" calcext:value-type="string">
            <text:p>E22 - Industrie du verre</text:p>
          </table:table-cell>
          <table:table-cell table:style-name="ce13" office:value-type="string" calcext:value-type="string">
            <office:annotation draw:style-name="gr2" draw:text-style-name="P2" svg:width="2.966cm" svg:height="1.223cm" svg:x="9.435cm" svg:y="6.066cm" draw:caption-point-x="11.303cm" draw:caption-point-y="0.221cm">
              <dc:date>2020-09-07T00:00:00</dc:date>
              <text:p text:style-name="P1"><text:span text:style-name="T1">s <text:s/>Secret statistique</text:span></text:p>
              <text:p text:style-name="P1"><text:span text:style-name="T1"/></text:p>
            </office:annotation>
            <text:p>s</text:p>
          </table:table-cell>
          <table:table-cell table:style-name="ce13" office:value-type="string" calcext:value-type="string">
            <office:annotation draw:style-name="gr2" draw:text-style-name="P2" svg:width="2.967cm" svg:height="1.223cm" svg:x="12.522cm" svg:y="6.066cm" draw:caption-point-x="11.303cm" draw:caption-point-y="0.221cm">
              <dc:date>2020-09-07T00:00:00</dc:date>
              <text:p text:style-name="P1"><text:span text:style-name="T1">s <text:s/>Secret statistique</text:span></text:p>
              <text:p text:style-name="P1"><text:span text:style-name="T1"/></text:p>
            </office:annotation>
            <text:p>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645" calcext:value-type="float">
            <text:p>3 645</text:p>
          </table:table-cell>
          <table:table-cell table:style-name="ce13" office:value-type="float" office:value="3648" calcext:value-type="float">
            <text:p>3 648</text:p>
          </table:table-cell>
          <table:table-cell table:style-name="ce13" office:value-type="float" office:value="2119" calcext:value-type="float">
            <text:p>2 119</text:p>
          </table:table-cell>
          <table:table-cell table:style-name="ce13" office:value-type="float" office:value="1011" calcext:value-type="float">
            <text:p>1 011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03" calcext:value-type="float">
            <text:p>403</text:p>
          </table:table-cell>
          <table:table-cell table:style-name="ce20" office:value-type="float" office:value="109" calcext:value-type="float">
            <text:p>109</text:p>
          </table:table-cell>
          <table:table-cell table:number-columns-repeated="245"/>
        </table:table-row>
        <table:table-row table:style-name="ro2">
          <table:table-cell table:style-name="ce6" office:value-type="string" calcext:value-type="string">
            <text:p>E23 - Fabrication d'engrais</text:p>
          </table:table-cell>
          <table:table-cell table:style-name="ce13" office:value-type="string" calcext:value-type="string">
            <office:annotation draw:style-name="gr2" draw:text-style-name="P2" svg:width="2.966cm" svg:height="1.223cm" svg:x="9.435cm" svg:y="6.533cm" draw:caption-point-x="11.303cm" draw:caption-point-y="0.22cm">
              <dc:date>2020-09-07T00:00:00</dc:date>
              <text:p text:style-name="P1"><text:span text:style-name="T1">s <text:s/>Secret statistique</text:span></text:p>
              <text:p text:style-name="P1"><text:span text:style-name="T1"/></text:p>
            </office:annotation>
            <text:p>s</text:p>
          </table:table-cell>
          <table:table-cell table:style-name="ce13" office:value-type="string" calcext:value-type="string">
            <office:annotation draw:style-name="gr2" draw:text-style-name="P2" svg:width="2.967cm" svg:height="1.223cm" svg:x="12.522cm" svg:y="6.533cm" draw:caption-point-x="11.303cm" draw:caption-point-y="0.22cm">
              <dc:date>2020-09-07T00:00:00</dc:date>
              <text:p text:style-name="P1"><text:span text:style-name="T1">s <text:s/>Secret statistique</text:span></text:p>
              <text:p text:style-name="P1"><text:span text:style-name="T1"/></text:p>
            </office:annotation>
            <text:p>s</text:p>
          </table:table-cell>
          <table:table-cell table:style-name="ce13" office:value-type="string" calcext:value-type="string">
            <office:annotation draw:style-name="gr2" draw:text-style-name="P2" svg:width="2.948cm" svg:height="1.223cm" svg:x="15.609cm" svg:y="6.533cm" draw:caption-point-x="11.303cm" draw:caption-point-y="0.22cm">
              <dc:date>2020-09-07T00:00:00</dc:date>
              <text:p text:style-name="P1"><text:span text:style-name="T1">s <text:s/>Secret statistique</text:span></text:p>
              <text:p text:style-name="P1"><text:span text:style-name="T1"/></text:p>
            </office:annotation>
            <text:p>s</text:p>
          </table:table-cell>
          <table:table-cell table:style-name="ce13" office:value-type="string" calcext:value-type="string">
            <office:annotation draw:style-name="gr2" draw:text-style-name="P2" svg:width="2.939cm" svg:height="1.223cm" svg:x="18.705cm" svg:y="6.533cm" draw:caption-point-x="11.294cm" draw:caption-point-y="0.22cm">
              <dc:date>2020-09-07T00:00:00</dc:date>
              <text:p text:style-name="P1"><text:span text:style-name="T1">s <text:s/>Secret statistique</text:span></text:p>
              <text:p text:style-name="P1"><text:span text:style-name="T1"/></text:p>
            </office:annotation>
            <text:p>s</text:p>
          </table:table-cell>
          <table:table-cell table:style-name="ce13" office:value-type="string" calcext:value-type="string">
            <office:annotation draw:style-name="gr2" draw:text-style-name="P2" svg:width="2.936cm" svg:height="1.223cm" svg:x="20.945cm" svg:y="6.533cm" draw:caption-point-x="11.292cm" draw:caption-point-y="0.22cm">
              <dc:date>2020-09-07T00:00:00</dc:date>
              <text:p text:style-name="P1"><text:span text:style-name="T1">s <text:s/>Secret statistique</text:span></text:p>
              <text:p text:style-name="P1"><text:span text:style-name="T1"/></text:p>
            </office:annotation>
            <text:p>s</text:p>
          </table:table-cell>
          <table:table-cell table:style-name="ce13" office:value-type="float" office:value="730" calcext:value-type="float">
            <text:p>730</text:p>
          </table:table-cell>
          <table:table-cell table:style-name="ce13" office:value-type="float" office:value="666" calcext:value-type="float">
            <text:p>666</text:p>
          </table:table-cell>
          <table:table-cell table:style-name="ce13" office:value-type="string" calcext:value-type="string">
            <office:annotation draw:style-name="gr2" draw:text-style-name="P2" svg:width="2.939cm" svg:height="1.223cm" svg:x="30.204cm" svg:y="6.533cm" draw:caption-point-x="11.293cm" draw:caption-point-y="0.22cm">
              <dc:date>2020-09-07T00:00:00</dc:date>
              <text:p text:style-name="P1"><text:span text:style-name="T1">s <text:s/>Secret statistique</text:span></text:p>
              <text:p text:style-name="P1"><text:span text:style-name="T1"/></text:p>
            </office:annotation>
            <text:p>s</text:p>
          </table:table-cell>
          <table:table-cell table:style-name="ce13" office:value-type="string" calcext:value-type="string">
            <office:annotation draw:style-name="gr2" draw:text-style-name="P2" svg:width="2.94cm" svg:height="1.223cm" svg:x="33.29cm" svg:y="6.533cm" draw:caption-point-x="11.294cm" draw:caption-point-y="0.22cm">
              <dc:date>2020-09-07T00:00:00</dc:date>
              <text:p text:style-name="P1"><text:span text:style-name="T1">s <text:s/>Secret statistique</text:span></text:p>
              <text:p text:style-name="P1"><text:span text:style-name="T1"/></text:p>
            </office:annotation>
            <text:p>s</text:p>
          </table:table-cell>
          <table:table-cell table:style-name="ce13" office:value-type="float" office:value="33" calcext:value-type="float">
            <text:p>33</text:p>
          </table:table-cell>
          <table:table-cell table:style-name="ce20" office:value-type="float" office:value="24" calcext:value-type="float">
            <text:p>24</text:p>
          </table:table-cell>
          <table:table-cell table:number-columns-repeated="245"/>
        </table:table-row>
        <table:table-row table:style-name="ro2">
          <table:table-cell table:style-name="ce6" office:value-type="string" calcext:value-type="string">
            <text:p>E24 - Autres industries de la chimie minérale</text:p>
          </table:table-cell>
          <table:table-cell table:style-name="ce13" office:value-type="float" office:value="543" calcext:value-type="float">
            <text:p>543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string" calcext:value-type="string">
            <office:annotation draw:style-name="gr2" draw:text-style-name="P2" svg:width="2.948cm" svg:height="1.223cm" svg:x="15.609cm" svg:y="6.998cm" draw:caption-point-x="11.303cm" draw:caption-point-y="0.221cm">
              <dc:date>2020-09-07T00:00:00</dc:date>
              <text:p text:style-name="P1"><text:span text:style-name="T1">s <text:s/>Secret statistique</text:span></text:p>
              <text:p text:style-name="P1"><text:span text:style-name="T1"/></text:p>
            </office:annotation>
            <text:p>s</text:p>
          </table:table-cell>
          <table:table-cell table:style-name="ce13" office:value-type="string" calcext:value-type="string">
            <office:annotation draw:style-name="gr2" draw:text-style-name="P2" svg:width="2.939cm" svg:height="1.223cm" svg:x="18.705cm" svg:y="6.998cm" draw:caption-point-x="11.294cm" draw:caption-point-y="0.221cm">
              <dc:date>2020-09-07T00:00:00</dc:date>
              <text:p text:style-name="P1"><text:span text:style-name="T1">s <text:s/>Secret statistique</text:span></text:p>
              <text:p text:style-name="P1"><text:span text:style-name="T1"/></text:p>
            </office:annotation>
            <text:p>s</text:p>
          </table:table-cell>
          <table:table-cell table:style-name="ce13" office:value-type="string" calcext:value-type="string">
            <office:annotation draw:style-name="gr2" draw:text-style-name="P2" svg:width="2.936cm" svg:height="1.223cm" svg:x="20.945cm" svg:y="6.998cm" draw:caption-point-x="11.292cm" draw:caption-point-y="0.221cm">
              <dc:date>2020-09-07T00:00:00</dc:date>
              <text:p text:style-name="P1"><text:span text:style-name="T1">s <text:s/>Secret statistique</text:span></text:p>
              <text:p text:style-name="P1"><text:span text:style-name="T1"/></text:p>
            </office:annotation>
            <text:p>s</text:p>
          </table:table-cell>
          <table:table-cell table:style-name="ce13" office:value-type="float" office:value="8606" calcext:value-type="float">
            <text:p>8 606</text:p>
          </table:table-cell>
          <table:table-cell table:style-name="ce13" office:value-type="float" office:value="2395" calcext:value-type="float">
            <text:p>2 395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3448" calcext:value-type="float">
            <text:p>3 448</text:p>
          </table:table-cell>
          <table:table-cell table:style-name="ce13" office:value-type="float" office:value="73" calcext:value-type="float">
            <text:p>73</text:p>
          </table:table-cell>
          <table:table-cell table:style-name="ce20" office:value-type="float" office:value="2651" calcext:value-type="float">
            <text:p>2 651</text:p>
          </table:table-cell>
          <table:table-cell table:number-columns-repeated="245"/>
        </table:table-row>
        <table:table-row table:style-name="ro2">
          <table:table-cell table:style-name="ce6" office:value-type="string" calcext:value-type="string">
            <text:p>E25 - Fabrication de matières plastiques, de caoutchouc synthétique et de fibres artificielles ou synthétiques</text:p>
          </table:table-cell>
          <table:table-cell table:style-name="ce13" office:value-type="string" calcext:value-type="string">
            <office:annotation draw:style-name="gr2" draw:text-style-name="P2" svg:width="2.966cm" svg:height="1.223cm" svg:x="9.435cm" svg:y="7.463cm" draw:caption-point-x="11.303cm" draw:caption-point-y="0.221cm">
              <dc:date>2020-09-07T00:00:00</dc:date>
              <text:p text:style-name="P1"><text:span text:style-name="T1">s <text:s/>Secret statistique</text:span></text:p>
              <text:p text:style-name="P1"><text:span text:style-name="T1"/></text:p>
            </office:annotation>
            <text:p>s</text:p>
          </table:table-cell>
          <table:table-cell table:style-name="ce13" office:value-type="string" calcext:value-type="string">
            <office:annotation draw:style-name="gr2" draw:text-style-name="P2" svg:width="2.967cm" svg:height="1.223cm" svg:x="12.522cm" svg:y="7.463cm" draw:caption-point-x="11.303cm" draw:caption-point-y="0.221cm">
              <dc:date>2020-09-07T00:00:00</dc:date>
              <text:p text:style-name="P1"><text:span text:style-name="T1">s <text:s/>Secret statistique</text:span></text:p>
              <text:p text:style-name="P1"><text:span text:style-name="T1"/></text:p>
            </office:annotation>
            <text:p>s</text:p>
          </table:table-cell>
          <table:table-cell table:style-name="ce13" office:value-type="string" calcext:value-type="string">
            <office:annotation draw:style-name="gr2" draw:text-style-name="P2" svg:width="2.948cm" svg:height="1.223cm" svg:x="15.609cm" svg:y="7.463cm" draw:caption-point-x="11.303cm" draw:caption-point-y="0.221cm">
              <dc:date>2020-09-07T00:00:00</dc:date>
              <text:p text:style-name="P1"><text:span text:style-name="T1">s <text:s/>Secret statistique</text:span></text:p>
              <text:p text:style-name="P1"><text:span text:style-name="T1"/></text:p>
            </office:annotation>
            <text:p>s</text:p>
          </table:table-cell>
          <table:table-cell table:style-name="ce13" office:value-type="string" calcext:value-type="string">
            <office:annotation draw:style-name="gr2" draw:text-style-name="P2" svg:width="2.939cm" svg:height="1.223cm" svg:x="18.705cm" svg:y="7.463cm" draw:caption-point-x="11.294cm" draw:caption-point-y="0.221cm">
              <dc:date>2020-09-07T00:00:00</dc:date>
              <text:p text:style-name="P1"><text:span text:style-name="T1">s <text:s/>Secret statistique</text:span></text:p>
              <text:p text:style-name="P1"><text:span text:style-name="T1"/></text:p>
            </office:annotation>
            <text:p>s</text:p>
          </table:table-cell>
          <table:table-cell table:style-name="ce13" office:value-type="string" calcext:value-type="string">
            <office:annotation draw:style-name="gr2" draw:text-style-name="P2" svg:width="2.936cm" svg:height="1.223cm" svg:x="20.945cm" svg:y="7.463cm" draw:caption-point-x="11.292cm" draw:caption-point-y="0.221cm">
              <dc:date>2020-09-07T00:00:00</dc:date>
              <text:p text:style-name="P1"><text:span text:style-name="T1">s <text:s/>Secret statistique</text:span></text:p>
              <text:p text:style-name="P1"><text:span text:style-name="T1"/></text:p>
            </office:annotation>
            <text:p>s</text:p>
          </table:table-cell>
          <table:table-cell table:style-name="ce13" office:value-type="float" office:value="1806" calcext:value-type="float">
            <text:p>1 806</text:p>
          </table:table-cell>
          <table:table-cell table:style-name="ce13" office:value-type="string" calcext:value-type="string">
            <office:annotation draw:style-name="gr2" draw:text-style-name="P2" svg:width="2.937cm" svg:height="1.223cm" svg:x="27.118cm" svg:y="7.463cm" draw:caption-point-x="11.293cm" draw:caption-point-y="0.221cm">
              <dc:date>2020-09-07T00:00:00</dc:date>
              <text:p text:style-name="P1"><text:span text:style-name="T1">s <text:s/>Secret statistique</text:span></text:p>
              <text:p text:style-name="P1"><text:span text:style-name="T1"/></text:p>
            </office:annotation>
            <text:p>s</text:p>
          </table:table-cell>
          <table:table-cell table:style-name="ce13" office:value-type="float" office:value="147" calcext:value-type="float">
            <text:p>147</text:p>
          </table:table-cell>
          <table:table-cell table:style-name="ce13" office:value-type="string" calcext:value-type="string">
            <office:annotation draw:style-name="gr2" draw:text-style-name="P2" svg:width="2.94cm" svg:height="1.223cm" svg:x="33.29cm" svg:y="7.463cm" draw:caption-point-x="11.294cm" draw:caption-point-y="0.221cm">
              <dc:date>2020-09-07T00:00:00</dc:date>
              <text:p text:style-name="P1"><text:span text:style-name="T1">s <text:s/>Secret statistique</text:span></text:p>
              <text:p text:style-name="P1"><text:span text:style-name="T1"/></text:p>
            </office:annotation>
            <text:p>s</text:p>
          </table:table-cell>
          <table:table-cell table:style-name="ce13" office:value-type="float" office:value="52" calcext:value-type="float">
            <text:p>52</text:p>
          </table:table-cell>
          <table:table-cell table:style-name="ce20" office:value-type="float" office:value="188" calcext:value-type="float">
            <text:p>188</text:p>
          </table:table-cell>
          <table:table-cell table:number-columns-repeated="245"/>
        </table:table-row>
        <table:table-row table:style-name="ro2">
          <table:table-cell table:style-name="ce6" office:value-type="string" calcext:value-type="string">
            <text:p>E26 - Autres industries de la chimie organique de base</text:p>
          </table:table-cell>
          <table:table-cell table:style-name="ce13" office:value-type="float" office:value="451" calcext:value-type="float">
            <text:p>45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37" calcext:value-type="float">
            <text:p>137</text:p>
          </table:table-cell>
          <table:table-cell table:style-name="ce13" office:value-type="float" office:value="314" calcext:value-type="float">
            <text:p>314</text:p>
          </table:table-cell>
          <table:table-cell table:style-name="ce13" office:value-type="float" office:value="7736" calcext:value-type="float">
            <text:p>7 736</text:p>
          </table:table-cell>
          <table:table-cell table:style-name="ce13" office:value-type="float" office:value="8050" calcext:value-type="float">
            <text:p>8 050</text:p>
          </table:table-cell>
          <table:table-cell table:style-name="ce13" office:value-type="float" office:value="6887" calcext:value-type="float">
            <text:p>6 887</text:p>
          </table:table-cell>
          <table:table-cell table:style-name="ce13" office:value-type="float" office:value="257" calcext:value-type="float">
            <text:p>257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262" calcext:value-type="float">
            <text:p>262</text:p>
          </table:table-cell>
          <table:table-cell table:style-name="ce20" office:value-type="float" office:value="599" calcext:value-type="float">
            <text:p>599</text:p>
          </table:table-cell>
          <table:table-cell table:number-columns-repeated="245"/>
        </table:table-row>
        <table:table-row table:style-name="ro2">
          <table:table-cell table:style-name="ce6" office:value-type="string" calcext:value-type="string">
            <text:p>E28 - Parachimie et industrie pharmaceutique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office:annotation draw:style-name="gr2" draw:text-style-name="P2" svg:width="2.948cm" svg:height="1.223cm" svg:x="15.609cm" svg:y="8.395cm" draw:caption-point-x="11.303cm" draw:caption-point-y="0.221cm">
              <dc:date>2020-09-07T00:00:00</dc:date>
              <text:p text:style-name="P1"><text:span text:style-name="T1">s <text:s/>Secret statistique</text:span></text:p>
              <text:p text:style-name="P1"><text:span text:style-name="T1"/></text:p>
            </office:annotation>
            <text:p>s</text:p>
          </table:table-cell>
          <table:table-cell table:style-name="ce13" office:value-type="string" calcext:value-type="string">
            <office:annotation draw:style-name="gr2" draw:text-style-name="P2" svg:width="2.939cm" svg:height="1.223cm" svg:x="18.705cm" svg:y="8.395cm" draw:caption-point-x="11.294cm" draw:caption-point-y="0.221cm">
              <dc:date>2020-09-07T00:00:00</dc:date>
              <text:p text:style-name="P1"><text:span text:style-name="T1">s <text:s/>Secret statistique</text:span></text:p>
              <text:p text:style-name="P1"><text:span text:style-name="T1"/></text:p>
            </office:annotation>
            <text:p>s</text:p>
          </table:table-cell>
          <table:table-cell table:style-name="ce13" office:value-type="string" calcext:value-type="string">
            <office:annotation draw:style-name="gr2" draw:text-style-name="P2" svg:width="2.936cm" svg:height="1.223cm" svg:x="20.945cm" svg:y="8.395cm" draw:caption-point-x="11.292cm" draw:caption-point-y="0.221cm">
              <dc:date>2020-09-07T00:00:00</dc:date>
              <text:p text:style-name="P1"><text:span text:style-name="T1">s <text:s/>Secret statistique</text:span></text:p>
              <text:p text:style-name="P1"><text:span text:style-name="T1"/></text:p>
            </office:annotation>
            <text:p>s</text:p>
          </table:table-cell>
          <table:table-cell table:style-name="ce13" office:value-type="float" office:value="2523" calcext:value-type="float">
            <text:p>2 523</text:p>
          </table:table-cell>
          <table:table-cell table:style-name="ce13" office:value-type="float" office:value="1390" calcext:value-type="float">
            <text:p>1 390</text:p>
          </table:table-cell>
          <table:table-cell table:style-name="ce13" office:value-type="float" office:value="177" calcext:value-type="float">
            <text:p>17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74" calcext:value-type="float">
            <text:p>374</text:p>
          </table:table-cell>
          <table:table-cell table:style-name="ce20" office:value-type="float" office:value="579" calcext:value-type="float">
            <text:p>579</text:p>
          </table:table-cell>
          <table:table-cell table:number-columns-repeated="245"/>
        </table:table-row>
        <table:table-row table:style-name="ro2">
          <table:table-cell table:style-name="ce6" office:value-type="string" calcext:value-type="string">
            <text:p>E29 - Fonderie et travail des métaux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3" office:value-type="float" office:value="302" calcext:value-type="float">
            <text:p>302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7322" calcext:value-type="float">
            <text:p>7 322</text:p>
          </table:table-cell>
          <table:table-cell table:style-name="ce13" office:value-type="float" office:value="7331" calcext:value-type="float">
            <text:p>7 331</text:p>
          </table:table-cell>
          <table:table-cell table:style-name="ce13" office:value-type="float" office:value="4666" calcext:value-type="float">
            <text:p>4 666</text:p>
          </table:table-cell>
          <table:table-cell table:style-name="ce13" office:value-type="float" office:value="1452" calcext:value-type="float">
            <text:p>1 452</text:p>
          </table:table-cell>
          <table:table-cell table:style-name="ce13" office:value-type="float" office:value="225" calcext:value-type="float">
            <text:p>225</text:p>
          </table:table-cell>
          <table:table-cell table:style-name="ce13" office:value-type="float" office:value="760" calcext:value-type="float">
            <text:p>760</text:p>
          </table:table-cell>
          <table:table-cell table:style-name="ce20" office:value-type="float" office:value="229" calcext:value-type="float">
            <text:p>229</text:p>
          </table:table-cell>
          <table:table-cell table:number-columns-repeated="245"/>
        </table:table-row>
        <table:table-row table:style-name="ro2">
          <table:table-cell table:style-name="ce6" office:value-type="string" calcext:value-type="string">
            <text:p>E30 - Construction mécanique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594" calcext:value-type="float">
            <text:p>2 594</text:p>
          </table:table-cell>
          <table:table-cell table:style-name="ce13" office:value-type="float" office:value="2595" calcext:value-type="float">
            <text:p>2 595</text:p>
          </table:table-cell>
          <table:table-cell table:style-name="ce13" office:value-type="float" office:value="1446" calcext:value-type="float">
            <text:p>1 446</text:p>
          </table:table-cell>
          <table:table-cell table:style-name="ce13" office:value-type="float" office:value="289" calcext:value-type="float">
            <text:p>289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482" calcext:value-type="float">
            <text:p>482</text:p>
          </table:table-cell>
          <table:table-cell table:style-name="ce20" office:value-type="float" office:value="371" calcext:value-type="float">
            <text:p>371</text:p>
          </table:table-cell>
          <table:table-cell table:number-columns-repeated="245"/>
        </table:table-row>
        <table:table-row table:style-name="ro2">
          <table:table-cell table:style-name="ce6" office:value-type="string" calcext:value-type="string">
            <text:p>E31 - Construction électrique et électronique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4268" calcext:value-type="float">
            <text:p>4 268</text:p>
          </table:table-cell>
          <table:table-cell table:style-name="ce13" office:value-type="float" office:value="4278" calcext:value-type="float">
            <text:p>4 278</text:p>
          </table:table-cell>
          <table:table-cell table:style-name="ce13" office:value-type="float" office:value="2085" calcext:value-type="float">
            <text:p>2 085</text:p>
          </table:table-cell>
          <table:table-cell table:style-name="ce13" office:value-type="float" office:value="548" calcext:value-type="float">
            <text:p>548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901" calcext:value-type="float">
            <text:p>901</text:p>
          </table:table-cell>
          <table:table-cell table:style-name="ce20" office:value-type="float" office:value="708" calcext:value-type="float">
            <text:p>708</text:p>
          </table:table-cell>
          <table:table-cell table:number-columns-repeated="245"/>
        </table:table-row>
        <table:table-row table:style-name="ro2">
          <table:table-cell table:style-name="ce6" office:value-type="string" calcext:value-type="string">
            <text:p>E32 - Construction de véhicules automobiles et d'autres matériels de transport terrestre</text:p>
          </table:table-cell>
          <table:table-cell table:style-name="ce13" office:value-type="string" calcext:value-type="string">
            <office:annotation draw:style-name="gr2" draw:text-style-name="P2" svg:width="2.966cm" svg:height="1.223cm" svg:x="9.435cm" svg:y="10.257cm" draw:caption-point-x="11.303cm" draw:caption-point-y="0.221cm">
              <dc:date>2020-09-07T00:00:00</dc:date>
              <text:p text:style-name="P1"><text:span text:style-name="T1">s <text:s/>Secret statistique</text:span></text:p>
              <text:p text:style-name="P1"><text:span text:style-name="T1"/></text:p>
            </office:annotation>
            <text:p>s</text:p>
          </table:table-cell>
          <table:table-cell table:style-name="ce13" office:value-type="string" calcext:value-type="string">
            <office:annotation draw:style-name="gr2" draw:text-style-name="P2" svg:width="2.967cm" svg:height="1.223cm" svg:x="12.522cm" svg:y="10.257cm" draw:caption-point-x="11.303cm" draw:caption-point-y="0.221cm">
              <dc:date>2020-09-07T00:00:00</dc:date>
              <text:p text:style-name="P1"><text:span text:style-name="T1">s <text:s/>Secret statistique</text:span></text:p>
              <text:p text:style-name="P1"><text:span text:style-name="T1"/></text:p>
            </office:annotation>
            <text:p>s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5014" calcext:value-type="float">
            <text:p>5 014</text:p>
          </table:table-cell>
          <table:table-cell table:style-name="ce13" office:value-type="float" office:value="5046" calcext:value-type="float">
            <text:p>5 046</text:p>
          </table:table-cell>
          <table:table-cell table:style-name="ce13" office:value-type="float" office:value="3276" calcext:value-type="float">
            <text:p>3 276</text:p>
          </table:table-cell>
          <table:table-cell table:style-name="ce13" office:value-type="float" office:value="406" calcext:value-type="float">
            <text:p>406</text:p>
          </table:table-cell>
          <table:table-cell table:style-name="ce13" office:value-type="float" office:value="145" calcext:value-type="float">
            <text:p>145</text:p>
          </table:table-cell>
          <table:table-cell table:style-name="ce13" office:value-type="float" office:value="553" calcext:value-type="float">
            <text:p>553</text:p>
          </table:table-cell>
          <table:table-cell table:style-name="ce20" office:value-type="float" office:value="665" calcext:value-type="float">
            <text:p>665</text:p>
          </table:table-cell>
          <table:table-cell table:number-columns-repeated="245"/>
        </table:table-row>
        <table:table-row table:style-name="ro2">
          <table:table-cell table:style-name="ce6" office:value-type="string" calcext:value-type="string">
            <text:p>E33 - Construction navale et aéronautique, armement</text:p>
          </table:table-cell>
          <table:table-cell table:style-name="ce13" office:value-type="string" calcext:value-type="string">
            <office:annotation draw:style-name="gr2" draw:text-style-name="P2" svg:width="2.966cm" svg:height="1.223cm" svg:x="9.435cm" svg:y="10.724cm" draw:caption-point-x="11.303cm" draw:caption-point-y="0.22cm">
              <dc:date>2020-09-07T00:00:00</dc:date>
              <text:p text:style-name="P1"><text:span text:style-name="T1">s <text:s/>Secret statistique</text:span></text:p>
              <text:p text:style-name="P1"><text:span text:style-name="T1"/></text:p>
            </office:annotation>
            <text:p>s</text:p>
          </table:table-cell>
          <table:table-cell table:style-name="ce13" office:value-type="string" calcext:value-type="string">
            <office:annotation draw:style-name="gr2" draw:text-style-name="P2" svg:width="2.967cm" svg:height="1.223cm" svg:x="12.522cm" svg:y="10.724cm" draw:caption-point-x="11.303cm" draw:caption-point-y="0.22cm">
              <dc:date>2020-09-07T00:00:00</dc:date>
              <text:p text:style-name="P1"><text:span text:style-name="T1">s <text:s/>Secret statistique</text:span></text:p>
              <text:p text:style-name="P1"><text:span text:style-name="T1"/></text:p>
            </office:annotation>
            <text:p>s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22" calcext:value-type="float">
            <text:p>2 422</text:p>
          </table:table-cell>
          <table:table-cell table:style-name="ce13" office:value-type="float" office:value="2425" calcext:value-type="float">
            <text:p>2 425</text:p>
          </table:table-cell>
          <table:table-cell table:style-name="ce13" office:value-type="float" office:value="1152" calcext:value-type="float">
            <text:p>1 152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529" calcext:value-type="float">
            <text:p>529</text:p>
          </table:table-cell>
          <table:table-cell table:style-name="ce20" office:value-type="float" office:value="471" calcext:value-type="float">
            <text:p>471</text:p>
          </table:table-cell>
          <table:table-cell table:number-columns-repeated="245"/>
        </table:table-row>
        <table:table-row table:style-name="ro2">
          <table:table-cell table:style-name="ce6" office:value-type="string" calcext:value-type="string">
            <text:p>E34 - Industrie textile, du cuir et de l'habillement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281" calcext:value-type="float">
            <text:p>1 281</text:p>
          </table:table-cell>
          <table:table-cell table:style-name="ce13" office:value-type="float" office:value="938" calcext:value-type="float">
            <text:p>938</text:p>
          </table:table-cell>
          <table:table-cell table:style-name="ce13" office:value-type="float" office:value="98" calcext:value-type="float">
            <text:p>9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54" calcext:value-type="float">
            <text:p>154</text:p>
          </table:table-cell>
          <table:table-cell table:style-name="ce20" office:value-type="float" office:value="91" calcext:value-type="float">
            <text:p>91</text:p>
          </table:table-cell>
          <table:table-cell table:number-columns-repeated="245"/>
        </table:table-row>
        <table:table-row table:style-name="ro2">
          <table:table-cell table:style-name="ce6" office:value-type="string" calcext:value-type="string">
            <text:p>E35 - Industrie du papier et du carton</text:p>
          </table:table-cell>
          <table:table-cell table:style-name="ce13" office:value-type="float" office:value="1312" calcext:value-type="float">
            <text:p>1 312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839" calcext:value-type="float">
            <text:p>839</text:p>
          </table:table-cell>
          <table:table-cell table:style-name="ce13" office:value-type="float" office:value="7561" calcext:value-type="float">
            <text:p>7 561</text:p>
          </table:table-cell>
          <table:table-cell table:style-name="ce13" office:value-type="float" office:value="8399" calcext:value-type="float">
            <text:p>8 399</text:p>
          </table:table-cell>
          <table:table-cell table:style-name="ce13" office:value-type="float" office:value="7892" calcext:value-type="float">
            <text:p>7 892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278" calcext:value-type="float">
            <text:p>278</text:p>
          </table:table-cell>
          <table:table-cell table:style-name="ce20" office:value-type="float" office:value="154" calcext:value-type="float">
            <text:p>154</text:p>
          </table:table-cell>
          <table:table-cell table:number-columns-repeated="245"/>
        </table:table-row>
        <table:table-row table:style-name="ro2">
          <table:table-cell table:style-name="ce6" office:value-type="string" calcext:value-type="string">
            <text:p>E36 - Fabrication de produits en caoutchouc</text:p>
          </table:table-cell>
          <table:table-cell table:style-name="ce13" office:value-type="string" calcext:value-type="string">
            <office:annotation draw:style-name="gr2" draw:text-style-name="P2" svg:width="2.966cm" svg:height="1.223cm" svg:x="9.435cm" svg:y="12.121cm" draw:caption-point-x="11.303cm" draw:caption-point-y="0.22cm">
              <dc:date>2020-09-07T00:00:00</dc:date>
              <text:p text:style-name="P1"><text:span text:style-name="T1">s <text:s/>Secret statistique</text:span></text:p>
              <text:p text:style-name="P1"><text:span text:style-name="T1"/></text:p>
            </office:annotation>
            <text:p>s</text:p>
          </table:table-cell>
          <table:table-cell table:style-name="ce13" office:value-type="string" calcext:value-type="string">
            <office:annotation draw:style-name="gr2" draw:text-style-name="P2" svg:width="2.967cm" svg:height="1.223cm" svg:x="12.522cm" svg:y="12.121cm" draw:caption-point-x="11.303cm" draw:caption-point-y="0.22cm">
              <dc:date>2020-09-07T00:00:00</dc:date>
              <text:p text:style-name="P1"><text:span text:style-name="T1">s <text:s/>Secret statistique</text:span></text:p>
              <text:p text:style-name="P1"><text:span text:style-name="T1"/></text:p>
            </office:annotation>
            <text:p>s</text:p>
          </table:table-cell>
          <table:table-cell table:style-name="ce13" office:value-type="string" calcext:value-type="string">
            <office:annotation draw:style-name="gr2" draw:text-style-name="P2" svg:width="2.948cm" svg:height="1.223cm" svg:x="15.609cm" svg:y="12.121cm" draw:caption-point-x="11.303cm" draw:caption-point-y="0.22cm">
              <dc:date>2020-09-07T00:00:00</dc:date>
              <text:p text:style-name="P1"><text:span text:style-name="T1">s <text:s/>Secret statistique</text:span></text:p>
              <text:p text:style-name="P1"><text:span text:style-name="T1"/></text:p>
            </office:annotation>
            <text:p>s</text:p>
          </table:table-cell>
          <table:table-cell table:style-name="ce13" office:value-type="string" calcext:value-type="string">
            <office:annotation draw:style-name="gr2" draw:text-style-name="P2" svg:width="2.939cm" svg:height="1.223cm" svg:x="18.705cm" svg:y="12.121cm" draw:caption-point-x="11.294cm" draw:caption-point-y="0.22cm">
              <dc:date>2020-09-07T00:00:00</dc:date>
              <text:p text:style-name="P1"><text:span text:style-name="T1">s <text:s/>Secret statistique</text:span></text:p>
              <text:p text:style-name="P1"><text:span text:style-name="T1"/></text:p>
            </office:annotation>
            <text:p>s</text:p>
          </table:table-cell>
          <table:table-cell table:style-name="ce13" office:value-type="string" calcext:value-type="string">
            <office:annotation draw:style-name="gr2" draw:text-style-name="P2" svg:width="2.936cm" svg:height="1.223cm" svg:x="20.945cm" svg:y="12.121cm" draw:caption-point-x="11.292cm" draw:caption-point-y="0.22cm">
              <dc:date>2020-09-07T00:00:00</dc:date>
              <text:p text:style-name="P1"><text:span text:style-name="T1">s <text:s/>Secret statistique</text:span></text:p>
              <text:p text:style-name="P1"><text:span text:style-name="T1"/></text:p>
            </office:annotation>
            <text:p>s</text:p>
          </table:table-cell>
          <table:table-cell table:style-name="ce13" office:value-type="float" office:value="1293" calcext:value-type="float">
            <text:p>1 293</text:p>
          </table:table-cell>
          <table:table-cell table:style-name="ce13" office:value-type="float" office:value="975" calcext:value-type="float">
            <text:p>975</text:p>
          </table:table-cell>
          <table:table-cell table:style-name="ce13" office:value-type="float" office:value="131" calcext:value-type="float">
            <text:p>13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5" calcext:value-type="float">
            <text:p>105</text:p>
          </table:table-cell>
          <table:table-cell table:style-name="ce20" office:value-type="float" office:value="78" calcext:value-type="float">
            <text:p>78</text:p>
          </table:table-cell>
          <table:table-cell table:number-columns-repeated="245"/>
        </table:table-row>
        <table:table-row table:style-name="ro2">
          <table:table-cell table:style-name="ce6" office:value-type="string" calcext:value-type="string">
            <text:p>E37 - Fabrication de produits en plastique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218" calcext:value-type="float">
            <text:p>5 218</text:p>
          </table:table-cell>
          <table:table-cell table:style-name="ce13" office:value-type="float" office:value="5220" calcext:value-type="float">
            <text:p>5 220</text:p>
          </table:table-cell>
          <table:table-cell table:style-name="ce13" office:value-type="float" office:value="3197" calcext:value-type="float">
            <text:p>3 197</text:p>
          </table:table-cell>
          <table:table-cell table:style-name="ce13" office:value-type="float" office:value="801" calcext:value-type="float">
            <text:p>801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399" calcext:value-type="float">
            <text:p>399</text:p>
          </table:table-cell>
          <table:table-cell table:style-name="ce20" office:value-type="float" office:value="808" calcext:value-type="float">
            <text:p>808</text:p>
          </table:table-cell>
          <table:table-cell table:number-columns-repeated="245"/>
        </table:table-row>
        <table:table-row table:style-name="ro2">
          <table:table-cell table:style-name="ce7" office:value-type="string" calcext:value-type="string">
            <text:p>E38 - Industries diverses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47" calcext:value-type="float">
            <text:p>14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598" calcext:value-type="float">
            <text:p>4 598</text:p>
          </table:table-cell>
          <table:table-cell table:style-name="ce14" office:value-type="float" office:value="4599" calcext:value-type="float">
            <text:p>4 599</text:p>
          </table:table-cell>
          <table:table-cell table:style-name="ce14" office:value-type="float" office:value="3638" calcext:value-type="float">
            <text:p>3 638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506" calcext:value-type="float">
            <text:p>506</text:p>
          </table:table-cell>
          <table:table-cell table:style-name="ce21" office:value-type="float" office:value="268" calcext:value-type="float">
            <text:p>268</text:p>
          </table:table-cell>
          <table:table-cell table:number-columns-repeated="245"/>
        </table:table-row>
        <table:table-row table:style-name="ro4" table:number-rows-repeated="2">
          <table:table-cell table:number-columns-repeated="257"/>
        </table:table-row>
        <table:table-row table:style-name="ro2">
          <table:table-cell office:value-type="string" calcext:value-type="string">
            <text:p>Matériaux et métaux</text:p>
          </table:table-cell>
          <table:table-cell table:number-columns-repeated="5"/>
          <table:table-cell table:formula="of:=[.G9]+[.G10]+[.G16]+[.G20]" office:value-type="float" office:value="35071" calcext:value-type="float">
            <text:p>35 07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Alimentaire</text:p>
          </table:table-cell>
          <table:table-cell table:number-columns-repeated="5"/>
          <table:table-cell table:formula="of:=[.G6]+[.G7]+[.G8]+[.G15]" office:value-type="float" office:value="21490" calcext:value-type="float">
            <text:p>21 49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Industrie transport &amp; services</text:p>
          </table:table-cell>
          <table:table-cell table:number-columns-repeated="5"/>
          <table:table-cell table:formula="of:=[.G24]+[.G23]+[.G21]" office:value-type="float" office:value="10066" calcext:value-type="float">
            <text:p>10 06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Industrie « individuelle »</text:p>
          </table:table-cell>
          <table:table-cell table:number-columns-repeated="5"/>
          <table:table-cell table:formula="of:=[.G28]+[.G27]+[.G26]+[.G25]+[.G22]+[.G19]+[.G18]+[.G17]" office:value-type="float" office:value="32850" calcext:value-type="float">
            <text:p>32 85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onstruction</text:p>
          </table:table-cell>
          <table:table-cell table:number-columns-repeated="5"/>
          <table:table-cell table:formula="of:=[.G14]" office:value-type="float" office:value="3648" calcext:value-type="float">
            <text:p>3 648</text:p>
          </table:table-cell>
          <table:table-cell table:number-columns-repeated="250"/>
        </table:table-row>
        <table:table-row table:style-name="ro2" table:number-rows-repeated="1048539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2" style:volatile="true">
      <loext:text> </loext:text>
      <loext:fill-character> </loext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2" style:volatile="true">
      <loext:text> </loext:text>
      <loext:fill-character> </loext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ce_5f_T4" style:display-name="PageStyle_nce_T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NCE_T4 : Autoproduction, achats et consommation d'électricité par usage en GWh selon la nomenclature des activités consommatrices d'énergie</dc:title>
    <dc:description>  Champ : France, établissements de 20 salariés ou plus appartenant à l'industrie, hors industrie de l'énergie et hors artisanat commercial, y compris récupération.Source : Insee, Enquête annuelle sur les consommations d'énergie dans l'industrie 2017.  </dc:description>
    <meta:initial-creator>INSEE</meta:initial-creator>
    <meta:creation-date>2019-01-29T16:13:32</meta:creation-date>
    <dc:date>2020-09-07T15:04:37.352741574</dc:date>
    <meta:editing-duration>PT8M58S</meta:editing-duration>
    <meta:editing-cycles>1</meta:editing-cycles>
    <meta:document-statistic meta:table-count="1" meta:cell-count="324" meta:object-count="0"/>
    <meta:generator>LibreOffice/6.4.4.2$Linux_X86_64 LibreOffice_project/40$Build-2</meta:generator>
  </office:meta>
</office:document-meta>
</file>